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vertical-align="middle" draw:auto-grow-height="false" fo:min-height="0.749cm" fo:min-width="0.499cm" draw:shadow="hidden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svg:stroke-width="0.1cm" draw:marker-start="Arrow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dash" draw:stroke-dash="Fine_20_Dashed" draw:marker-start="Arrow" draw:marker-start-width="0.3cm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25.5cm" svg:height="5cm" svg:x="2.5cm" svg:y="2cm">
          <text:p/>
        </draw:rect>
        <draw:rect draw:style-name="gr2" draw:text-style-name="P2" draw:layer="layout" svg:width="3.625cm" svg:height="1.5cm" svg:x="3.5cm" svg:y="7.7cm">
          <text:p text:style-name="P1"><text:span text:style-name="T1">ポート</text:span><text:span text:style-name="T1">25</text:span><text:span text:style-name="T1">番宛</text:span></text:p>
        </draw:rect>
        <draw:rect draw:style-name="gr2" draw:text-style-name="P2" draw:layer="layout" svg:width="2.175cm" svg:height="1.5cm" svg:x="7.125cm" svg:y="7.7cm">
          <text:p text:style-name="P1"><text:span text:style-name="T1">データ</text:span></text:p>
        </draw:rect>
        <draw:custom-shape draw:style-name="gr3" draw:text-style-name="P3" draw:layer="layout" svg:width="5.5cm" svg:height="2cm" svg:x="11.2cm" svg:y="10.2cm">
          <text:p text:style-name="P3"><text:span text:style-name="T2">トランスポート層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ellipse draw:style-name="gr2" draw:text-style-name="P2" draw:layer="layout" svg:width="6.5cm" svg:height="2.5cm" svg:x="3.4cm" svg:y="3.5cm">
          <text:p text:style-name="P1"><text:span text:style-name="T1">25</text:span><text:span text:style-name="T1">番 メールサーバ</text:span></text:p>
        </draw:ellipse>
        <draw:ellipse draw:style-name="gr2" draw:text-style-name="P2" draw:layer="layout" svg:width="6.5cm" svg:height="2.5cm" svg:x="12.2cm" svg:y="3.5cm">
          <text:p text:style-name="P1"><text:span text:style-name="T1">80</text:span><text:span text:style-name="T1">番 </text:span><text:span text:style-name="T1">Web</text:span><text:span text:style-name="T1">サーバ</text:span></text:p>
        </draw:ellipse>
        <draw:ellipse draw:style-name="gr2" draw:text-style-name="P2" draw:layer="layout" svg:width="6.5cm" svg:height="2.5cm" svg:x="20.9cm" svg:y="3.3cm">
          <text:p text:style-name="P1"><text:span text:style-name="T1">143</text:span><text:span text:style-name="T1">番 </text:span><text:span text:style-name="T1">IMAP</text:span><text:span text:style-name="T1">サーバ</text:span></text:p>
        </draw:ellipse>
        <draw:custom-shape draw:style-name="gr4" draw:text-style-name="P2" draw:layer="layout" svg:width="5.5cm" svg:height="2cm" svg:x="11.2cm" svg:y="12.2cm">
          <text:p text:style-name="P1"><text:span text:style-name="T1">インターネットプロトコル層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ellipse draw:style-name="gr2" draw:text-style-name="P2" draw:layer="layout" svg:width="8cm" svg:height="2.5cm" svg:x="6.5cm" svg:y="16.4cm">
          <text:p text:style-name="P1"><text:span text:style-name="T1">ネットワーク</text:span></text:p>
        </draw:ellipse>
        <draw:line draw:style-name="gr5" draw:text-style-name="P1" draw:layer="layout" svg:x1="12cm" svg:y1="16.4cm" svg:x2="14.5cm" svg:y2="14.4cm">
          <text:p/>
        </draw:line>
        <draw:line draw:style-name="gr6" draw:text-style-name="P1" draw:layer="layout" svg:x1="12cm" svg:y1="10cm" svg:x2="8cm" svg:y2="6cm">
          <text:p/>
        </draw:line>
        <draw:frame draw:style-name="gr7" draw:text-style-name="P4" draw:layer="layout" svg:width="4.405cm" svg:height="0.747cm" svg:x="13.3cm" svg:y="2.4cm">
          <draw:text-box>
            <text:p text:style-name="P4"><text:span text:style-name="T3">アプリケーション層</text:span></text:p>
          </draw:text-box>
        </draw:frame>
        <draw:line draw:style-name="gr8" draw:text-style-name="P2" draw:layer="layout" svg:x1="14.5cm" svg:y1="10cm" svg:x2="15cm" svg:y2="6cm">
          <text:p/>
        </draw:line>
        <draw:line draw:style-name="gr8" draw:text-style-name="P2" draw:layer="layout" svg:x1="16cm" svg:y1="10cm" svg:x2="22.5cm" svg:y2="5.5cm">
          <text:p/>
        </draw:line>
        <draw:frame draw:style-name="gr7" draw:text-style-name="P5" draw:layer="layout" svg:width="10.332cm" svg:height="1.243cm" svg:x="17.6cm" svg:y="10.4cm">
          <draw:text-box>
            <text:p text:style-name="P5">トランスポート層はポート番号を見て</text:p>
            <text:p text:style-name="P5">どのアプリケーションにデータを送るか判断する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5T23:10:25.51</meta:creation-date>
    <dc:date>2010-11-25T23:31:19.15</dc:date>
    <meta:editing-duration>PT00H05M32S</meta:editing-duration>
    <meta:editing-cycles>1</meta:editing-cycles>
    <meta:document-statistic meta:object-count="15"/>
    <meta:generator>OpenOffice.org/3.2$Win32 OpenOffice.org_project/320m18$Build-9502</meta:generator>
  </office:meta>
</office:document-meta>
</file>